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fill-color="#bee3d3"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bee3d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Lab 1</text:p>
            <text:p>OpenMP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ma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cc -fopenmp filename.c</text:p>
              </text:list-item>
              <text:list-item>
                <text:p>Export OMP_NUM_THREADS=num</text:p>
              </text:list-item>
              <text:list-item>
                <text:p>./a.o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Write a program to add two matrices with and without using openmp programming and calculate the parallel fraction f</text:p>
              </text:list-item>
              <text:list-item>
                <text:p>Write a program to perform operations on array elements with and without using openmp programming and calculate the parallel fraction f(ex : a[i] = (i+1)*1.0; b[i] = (i+1)*2.0;)</text:p>
              </text:list-item>
              <text:list-item>
                <text:p>Note: Run the program for 1, 2, 4, 6, 8, 10, 12, 14, 18, 22, 26, 30, 34, 38, 42, 46, 50, 54, 58, 62 threads</text:p>
                <text:list>
                  <text:list-item>
                    <text:p>Note down the time taken and draw the graph between threads and time taken</text:p>
                  </text:list-item>
                </text:list>
              </text:list-item>
              <text:list-item>
                <text:p>Submission: Code and Excel sheet with graph drawn for threads and time taken</text:p>
              </text:list-item>
              <text:list-item>
                <text:p>Each Program carries 10 marks</text:p>
              </text:list-item>
              <text:list-item>
                <text:p>Mail-id: <text:a xlink:href="mailto:coe18d002@iiitdm.ac.in" xlink:type="simple">coe18d002@iiitdm.ac.in</text:a></text:p>
              </text:list-item>
              <text:list-item>
                <text:p>Format to submit: Zip file with roll number (ex: coe18d002@iiitdm.ac.i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mdahl’s La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can estimate the parallel fraction f</text:p>
              </text:list-item>
              <text:list-item>
                <text:p>Recall T(P) = (f/p)*T(1) + (1-f)*T(1)</text:p>
              </text:list-item>
              <text:list-item>
                <text:p>It is trivial to solve this equation for f</text:p>
              </text:list-item>
              <text:list-item>
                <text:p>F = (1 – T(P)/T(1))/(1 – (1/P))</text:p>
              </text:list-item>
              <text:list-item>
                <text:p>Example</text:p>
                <text:list>
                  <text:list-item>
                    <text:p>T(1) = 100 and T(4) = 37 =&gt; S(4) = T(1)/T(4) = 2.70</text:p>
                  </text:list-item>
                  <text:list-item>
                    <text:p>F = (1 – 37/100)/(1 – 1/4) = 0.63/0.75 = 0.84 = 84%</text:p>
                  </text:list-item>
                </text:list>
              </text:list-item>
              <text:list-item>
                <text:p>Estimated performance on 8 processors is then</text:p>
                <text:list>
                  <text:list-item>
                    <text:p>T(8) = (0.84/8)*100 + (1-0.84)*100 = 26.5</text:p>
                  </text:list-item>
                  <text:list-item>
                    <text:p>S(8) = T/T(8) = 3.78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ime elaps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rt = omp_get_wtime();</text:p>
              </text:list-item>
              <text:list-item>
                <text:p>End = omp_get_wtime();</text:p>
              </text:list-item>
              <text:list-item>
                <text:p>TimeElapsed = End - Sta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8:40:39.059494676</meta:creation-date>
    <dc:date>2018-08-01T19:36:45.793950580</dc:date>
    <meta:editing-duration>PT29M39S</meta:editing-duration>
    <meta:editing-cycles>19</meta:editing-cycles>
    <meta:generator>LibreOffice/5.1.6.2$Linux_X86_64 LibreOffice_project/10m0$Build-2</meta:generator>
    <meta:document-statistic meta:object-count="40"/>
  </office:meta>
</office:document-meta>
</file>